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[CLASE 12] - 22/10/2018 - Presencial</text:p>
      <text:p text:style-name="Standard"><text:s/></text:p>
      <text:p text:style-name="Standard"/>
      <text:p text:style-name="Standard">Mañana trabajaremos con una actividad con Procedimientos Almacenados y veremos el tema Transacciones.</text:p>
      <text:p text:style-name="Standard"/>
      <text:p text:style-name="Standard"/>
      <text:p text:style-name="Standard">El repositorio de Github no está tomando los commits nuevos, de no funcionar mañana voy a estar creando un repositorio en Gitlab y subiendo todo allí.</text:p>
      <text:p text:style-name="Standard"/>
      <text:p text:style-name="Standard"/>
      <text:p text:style-name="Standard">Salu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10-28T14:48:57.609000000</dc:date>
    <meta:editing-duration>PT4M10S</meta:editing-duration>
    <meta:editing-cycles>1</meta:editing-cycles>
    <meta:document-statistic meta:table-count="0" meta:image-count="0" meta:object-count="0" meta:page-count="1" meta:paragraph-count="5" meta:word-count="46" meta:character-count="296" meta:non-whitespace-character-count="253"/>
  </office:meta>
</office:document-meta>
</file>